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a64d9" officeooo:paragraph-rsid="001a64d9" style:font-size-asian="14pt" style:font-size-complex="14pt"/>
    </style:style>
    <style:style style:name="P2" style:family="paragraph" style:parent-style-name="Standard">
      <style:text-properties fo:font-size="14pt" officeooo:rsid="001aa258" officeooo:paragraph-rsid="001a64d9" style:font-size-asian="14pt" style:font-size-complex="14pt"/>
    </style:style>
    <style:style style:name="P3" style:family="paragraph" style:parent-style-name="Standard">
      <style:text-properties fo:font-size="14pt" officeooo:rsid="001aa258" officeooo:paragraph-rsid="001aa258" style:font-size-asian="14pt" style:font-size-complex="14pt"/>
    </style:style>
    <style:style style:name="P4" style:family="paragraph" style:parent-style-name="Standard">
      <style:text-properties fo:font-size="14pt" officeooo:rsid="001aa258" officeooo:paragraph-rsid="002dbc54" style:font-size-asian="14pt" style:font-size-complex="14pt"/>
    </style:style>
    <style:style style:name="P5" style:family="paragraph" style:parent-style-name="Standard">
      <style:text-properties fo:font-size="14pt" officeooo:rsid="001aa258" officeooo:paragraph-rsid="001f498d" style:font-size-asian="14pt" style:font-size-complex="14pt"/>
    </style:style>
    <style:style style:name="P6" style:family="paragraph" style:parent-style-name="Standard">
      <style:text-properties fo:font-size="14pt" officeooo:paragraph-rsid="001f498d" style:font-size-asian="14pt" style:font-size-complex="14pt"/>
    </style:style>
    <style:style style:name="P7" style:family="paragraph" style:parent-style-name="Standard">
      <style:text-properties fo:font-size="14pt" officeooo:paragraph-rsid="002dbc54" style:font-size-asian="14pt" style:font-size-complex="14pt"/>
    </style:style>
    <style:style style:name="P8" style:family="paragraph" style:parent-style-name="Standard">
      <style:text-properties officeooo:paragraph-rsid="002dbc54"/>
    </style:style>
    <style:style style:name="P9" style:family="paragraph" style:parent-style-name="Table_20_Contents">
      <style:text-properties fo:font-size="14pt" officeooo:rsid="00216256" officeooo:paragraph-rsid="00216256" style:font-size-asian="14pt" style:font-size-complex="14pt"/>
    </style:style>
    <style:style style:name="P10" style:family="paragraph" style:parent-style-name="Table_20_Contents">
      <style:text-properties fo:font-size="14pt" officeooo:rsid="00216256" officeooo:paragraph-rsid="002dbc54" style:font-size-asian="14pt" style:font-size-complex="14pt"/>
    </style:style>
    <style:style style:name="P11" style:family="paragraph" style:parent-style-name="Table_20_Contents">
      <style:text-properties fo:font-size="14pt" officeooo:rsid="00232104" officeooo:paragraph-rsid="00232104" style:font-size-asian="14pt" style:font-size-complex="14pt"/>
    </style:style>
    <style:style style:name="P12" style:family="paragraph" style:parent-style-name="Table_20_Contents">
      <style:text-properties fo:font-size="14pt" officeooo:rsid="00232104" officeooo:paragraph-rsid="0028a56e" style:font-size-asian="14pt" style:font-size-complex="14pt"/>
    </style:style>
    <style:style style:name="P13" style:family="paragraph" style:parent-style-name="Table_20_Contents">
      <style:text-properties fo:font-size="14pt" officeooo:rsid="00232104" officeooo:paragraph-rsid="002bcb2b" style:font-size-asian="14pt" style:font-size-complex="14pt"/>
    </style:style>
    <style:style style:name="P14" style:family="paragraph" style:parent-style-name="Table_20_Contents">
      <style:text-properties fo:font-size="14pt" officeooo:rsid="00232104" officeooo:paragraph-rsid="002c2d48" style:font-size-asian="14pt" style:font-size-complex="14pt"/>
    </style:style>
    <style:style style:name="P15" style:family="paragraph" style:parent-style-name="Table_20_Contents">
      <style:text-properties fo:font-size="14pt" officeooo:rsid="00232104" officeooo:paragraph-rsid="002dbc54" style:font-size-asian="14pt" style:font-size-complex="14pt"/>
    </style:style>
    <style:style style:name="P16" style:family="paragraph" style:parent-style-name="Table_20_Contents">
      <style:text-properties fo:font-size="14pt" officeooo:rsid="0023c024" officeooo:paragraph-rsid="0023c024" style:font-size-asian="14pt" style:font-size-complex="14pt"/>
    </style:style>
    <style:style style:name="P17" style:family="paragraph" style:parent-style-name="Table_20_Contents">
      <style:text-properties fo:font-size="14pt" officeooo:rsid="0023c024" officeooo:paragraph-rsid="002dbc54" style:font-size-asian="14pt" style:font-size-complex="14pt"/>
    </style:style>
    <style:style style:name="P18" style:family="paragraph" style:parent-style-name="Table_20_Contents">
      <style:text-properties fo:font-size="14pt" officeooo:rsid="0028a56e" officeooo:paragraph-rsid="0028a56e" style:font-size-asian="14pt" style:font-size-complex="14pt"/>
    </style:style>
    <style:style style:name="P19" style:family="paragraph" style:parent-style-name="Table_20_Contents">
      <style:text-properties fo:font-size="14pt" officeooo:rsid="0028a56e" officeooo:paragraph-rsid="002dbc54" style:font-size-asian="14pt" style:font-size-complex="14pt"/>
    </style:style>
    <style:style style:name="P20" style:family="paragraph" style:parent-style-name="Table_20_Contents">
      <style:text-properties fo:font-size="14pt" officeooo:rsid="0029ed54" officeooo:paragraph-rsid="0029ed54" style:font-size-asian="14pt" style:font-size-complex="14pt"/>
    </style:style>
    <style:style style:name="P21" style:family="paragraph" style:parent-style-name="Table_20_Contents">
      <style:text-properties fo:font-size="14pt" officeooo:rsid="0029ed54" officeooo:paragraph-rsid="002dbc54" style:font-size-asian="14pt" style:font-size-complex="14pt"/>
    </style:style>
    <style:style style:name="P22" style:family="paragraph" style:parent-style-name="Table_20_Contents">
      <style:text-properties fo:font-size="14pt" officeooo:rsid="002bcb2b" officeooo:paragraph-rsid="002bcb2b" style:font-size-asian="14pt" style:font-size-complex="14pt"/>
    </style:style>
    <style:style style:name="P23" style:family="paragraph" style:parent-style-name="Table_20_Contents">
      <style:text-properties fo:font-size="14pt" officeooo:rsid="002bcb2b" officeooo:paragraph-rsid="002dbc54" style:font-size-asian="14pt" style:font-size-complex="14pt"/>
    </style:style>
    <style:style style:name="P24" style:family="paragraph" style:parent-style-name="Table_20_Contents">
      <style:text-properties fo:font-size="14pt" officeooo:rsid="002c2d48" officeooo:paragraph-rsid="002c2d48" style:font-size-asian="14pt" style:font-size-complex="14pt"/>
    </style:style>
    <style:style style:name="P25" style:family="paragraph" style:parent-style-name="Table_20_Contents">
      <style:text-properties fo:font-size="14pt" officeooo:rsid="002c2d48" officeooo:paragraph-rsid="002dbc54" style:font-size-asian="14pt" style:font-size-complex="14pt"/>
    </style:style>
    <style:style style:name="P26" style:family="paragraph" style:parent-style-name="Standard">
      <style:text-properties fo:font-size="14pt" officeooo:rsid="001aa258" officeooo:paragraph-rsid="002dbc54" style:font-size-asian="14pt" style:font-size-complex="14pt"/>
    </style:style>
    <style:style style:name="P27" style:family="paragraph" style:parent-style-name="Standard">
      <style:text-properties fo:font-size="14pt" officeooo:rsid="00340a1c" officeooo:paragraph-rsid="00340a1c" style:font-size-asian="14pt" style:font-size-complex="14pt"/>
    </style:style>
    <style:style style:name="P28" style:family="paragraph" style:parent-style-name="Standard">
      <style:text-properties officeooo:paragraph-rsid="00340a1c"/>
    </style:style>
    <style:style style:name="T1" style:family="text">
      <style:text-properties officeooo:rsid="001b5f90"/>
    </style:style>
    <style:style style:name="T2" style:family="text">
      <style:text-properties officeooo:rsid="001b7d81"/>
    </style:style>
    <style:style style:name="T3" style:family="text">
      <style:text-properties fo:font-size="14pt" officeooo:rsid="001aa258" style:font-size-asian="14pt" style:font-size-complex="14pt"/>
    </style:style>
    <style:style style:name="T4" style:family="text">
      <style:text-properties fo:font-size="14pt" officeooo:rsid="002f1155" style:font-size-asian="14pt" style:font-size-complex="14pt"/>
    </style:style>
    <style:style style:name="T5" style:family="text">
      <style:text-properties fo:font-size="14pt" officeooo:rsid="00340a1c" style:font-size-asian="14pt" style:font-size-complex="14pt"/>
    </style:style>
    <style:style style:name="T6" style:family="text">
      <style:text-properties fo:font-size="14pt" officeooo:rsid="00344cd3" style:font-size-asian="14pt" style:font-size-complex="14pt"/>
    </style:style>
    <style:style style:name="T7" style:family="text">
      <style:text-properties officeooo:rsid="0023c024"/>
    </style:style>
    <style:style style:name="T8" style:family="text">
      <style:text-properties officeooo:rsid="002731d4"/>
    </style:style>
    <style:style style:name="T9" style:family="text">
      <style:text-properties officeooo:rsid="002bcb2b"/>
    </style:style>
    <style:style style:name="T10" style:family="text">
      <style:text-properties officeooo:rsid="002c2d48"/>
    </style:style>
    <style:style style:name="T11" style:family="text">
      <style:text-properties officeooo:rsid="002dbc54"/>
    </style:style>
    <style:style style:name="T12" style:family="text">
      <style:text-properties officeooo:rsid="0030e8b8"/>
    </style:style>
    <style:style style:name="T13" style:family="text">
      <style:text-properties officeooo:rsid="00319a75"/>
    </style:style>
    <style:style style:name="T14" style:family="text">
      <style:text-properties officeooo:rsid="0031a3a3"/>
    </style:style>
    <style:style style:name="T15" style:family="text">
      <style:text-properties officeooo:rsid="00329893"/>
    </style:style>
    <style:style style:name="T16" style:family="text">
      <style:text-properties officeooo:rsid="00344cd3"/>
    </style:style>
    <style:style style:name="T17" style:family="text">
      <style:text-properties officeooo:rsid="003500eb"/>
    </style:style>
    <style:style style:name="T18" style:family="text">
      <style:text-properties officeooo:rsid="003502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:</text:p>
      <text:p text:style-name="P1">Landing page:</text:p>
      <text:p text:style-name="P1"/>
      <text:p text:style-name="P2">Api 1: Get the question belonging to user's topic of interest.</text:p>
      <text:p text:style-name="P3"><text:tab/>Syntax : http://localhost:8082/v1.0/user/{userid}/interestedquestions/{pageno}</text:p>
      <text:p text:style-name="P3"><text:tab/><text:span text:style-name="T1">method : GET</text:span></text:p>
      <text:p text:style-name="P5"><text:tab/>Response : QuestionDTO object list.</text:p>
      <text:p text:style-name="P6"><text:tab/><text:tab/><text:tab/>[ {"questionid":,"title":"", "upvote":””,"downvote":””, "state":"", <text:tab/><text:tab/><text:tab/>"tag<text:span text:style-name="T2">namel</text:span>ist":["",””,””],"timestamp":””,”<text:span text:style-name="T14">username</text:span>”:””},<text:span text:style-name="T1">{}, {} </text:span>]</text:p>
      <text:p text:style-name="P6"><text:tab/><text:span text:style-name="T8">Need user and topic management running.</text:span></text:p>
      <text:p text:style-name="P3"><text:tab/><text:span text:style-name="T13">Timestamp format: yyyy-mm-dd hh:mm:ss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R.No</text:p>
          </table:table-cell>
          <table:table-cell table:style-name="Table1.A1" office:value-type="string">
            <text:p text:style-name="P9">TestCase</text:p>
          </table:table-cell>
          <table:table-cell table:style-name="Table1.A1" office:value-type="string">
            <text:p text:style-name="P9">ResponseStatus</text:p>
          </table:table-cell>
          <table:table-cell table:style-name="Table1.D1" office:value-type="string">
            <text:p text:style-name="P9">Response Body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User has subscribed to topic as interested <text:span text:style-name="T7">and pageno &lt; last page no</text:span></text:p>
          </table:table-cell>
          <table:table-cell table:style-name="Table1.A2" office:value-type="string">
            <text:p text:style-name="P16">200</text:p>
          </table:table-cell>
          <table:table-cell table:style-name="Table1.D2" office:value-type="string">
            <text:p text:style-name="P16">List&lt;QuestionDTO&gt;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2">User has subscribed to topic as interested <text:span text:style-name="T7">and pageno &gt; last page no</text:span></text:p>
          </table:table-cell>
          <table:table-cell table:style-name="Table1.A2" office:value-type="string">
            <text:p text:style-name="P20">204</text:p>
            <text:p text:style-name="P20"/>
          </table:table-cell>
          <table:table-cell table:style-name="Table1.D2" office:value-type="string">
            <text:p text:style-name="P20">null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13">User has <text:span text:style-name="T9">not</text:span> subscribed to <text:span text:style-name="T9">any</text:span> topic as interested <text:span text:style-name="T7">and pageno &lt; last page no</text:span></text:p>
          </table:table-cell>
          <table:table-cell table:style-name="Table1.A2" office:value-type="string">
            <text:p text:style-name="P24">204</text:p>
          </table:table-cell>
          <table:table-cell table:style-name="Table1.D2" office:value-type="string">
            <text:p text:style-name="P24">null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14">User has <text:span text:style-name="T10">not</text:span> subscribed to <text:span text:style-name="T10">any</text:span> topic as interested <text:span text:style-name="T7">and pageno &gt; last page no</text:span></text:p>
          </table:table-cell>
          <table:table-cell table:style-name="Table1.A2" office:value-type="string">
            <text:p text:style-name="P24">204</text:p>
          </table:table-cell>
          <table:table-cell table:style-name="Table1.D2" office:value-type="string">
            <text:p text:style-name="P24">null</text:p>
          </table:table-cell>
        </table:table-row>
      </table:table>
      <text:p text:style-name="P3"/>
      <text:p text:style-name="P3"/>
      <text:p text:style-name="P4">Api <text:span text:style-name="T11">2</text:span>: Get the question belonging to user's topic of <text:span text:style-name="T11">expertise</text:span>.</text:p>
      <text:p text:style-name="P8"><text:span text:style-name="T3"><text:tab/>Syntax : http://localhost:8082/v1.0/user/{userid}/</text:span><text:span text:style-name="T4">expertise</text:span><text:span text:style-name="T3">questions/{pageno}</text:span></text:p>
      <text:p text:style-name="P4"><text:tab/><text:span text:style-name="T1">method : GET</text:span></text:p>
      <text:p text:style-name="P4"><text:tab/>Response : QuestionDTO object list.</text:p>
      <text:p text:style-name="P7"><text:tab/><text:tab/><text:tab/>[ {"questionid":,"title":"", "upvote":””,"downvote":””, "state":"", <text:tab/><text:tab/><text:tab/>"tag<text:span text:style-name="T2">namel</text:span>ist":["",””,””],"timestamp":””,”<text:span text:style-name="T15">username</text:span>”:””},<text:span text:style-name="T1">{}, {} </text:span>]</text:p>
      <text:p text:style-name="P7"><text:tab/><text:span text:style-name="T8">Need user and topic management running.</text:span>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SR.No</text:p>
          </table:table-cell>
          <table:table-cell table:style-name="Table2.A1" office:value-type="string">
            <text:p text:style-name="P10">TestCase</text:p>
          </table:table-cell>
          <table:table-cell table:style-name="Table2.A1" office:value-type="string">
            <text:p text:style-name="P10">ResponseStatus</text:p>
          </table:table-cell>
          <table:table-cell table:style-name="Table2.D1" office:value-type="string">
            <text:p text:style-name="P10">Response Body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User has subscribed to topic as <text:span text:style-name="T12">expert</text:span> <text:span text:style-name="T7">and pageno &lt; last page no</text:span></text:p>
          </table:table-cell>
          <table:table-cell table:style-name="Table2.A2" office:value-type="string">
            <text:p text:style-name="P17">200</text:p>
          </table:table-cell>
          <table:table-cell table:style-name="Table2.D2" office:value-type="string">
            <text:p text:style-name="P17">List&lt;QuestionDTO&gt;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5">User has subscribed to topic as <text:span text:style-name="T12">expert</text:span> <text:span text:style-name="T7">and pageno &gt; last page </text:span><text:soft-page-break/><text:span text:style-name="T7">no</text:span></text:p>
          </table:table-cell>
          <table:table-cell table:style-name="Table2.A2" office:value-type="string">
            <text:p text:style-name="P21">204</text:p>
            <text:p text:style-name="P21"/>
          </table:table-cell>
          <table:table-cell table:style-name="Table2.D2" office:value-type="string">
            <text:p text:style-name="P21">null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15">User has <text:span text:style-name="T9">not</text:span> subscribed to <text:span text:style-name="T9">any</text:span> topic as <text:span text:style-name="T12">expert</text:span> <text:span text:style-name="T7">and pageno &lt; last page no</text:span></text:p>
          </table:table-cell>
          <table:table-cell table:style-name="Table2.A2" office:value-type="string">
            <text:p text:style-name="P25">204</text:p>
          </table:table-cell>
          <table:table-cell table:style-name="Table2.D2" office:value-type="string">
            <text:p text:style-name="P25">null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15">User has <text:span text:style-name="T10">not</text:span> subscribed to <text:span text:style-name="T10">any</text:span> topic as <text:span text:style-name="T12">expert</text:span> <text:span text:style-name="T7">and pageno &gt; last page no</text:span></text:p>
          </table:table-cell>
          <table:table-cell table:style-name="Table2.A2" office:value-type="string">
            <text:p text:style-name="P25">204</text:p>
          </table:table-cell>
          <table:table-cell table:style-name="Table2.D2" office:value-type="string">
            <text:p text:style-name="P25">null</text:p>
          </table:table-cell>
        </table:table-row>
      </table:table>
      <text:p text:style-name="P4"/>
      <text:p text:style-name="P4"/>
      <text:p text:style-name="P27">Api 3: Get the number of pages</text:p>
      <text:p text:style-name="P28"><text:span text:style-name="T5"><text:tab/></text:span><text:span text:style-name="T6">Syntax : http://localhost:8082/v1.0/pageno/</text:span><text:span text:style-name="T6">{topictype}/{userid}</text:span></text:p>
      <text:p text:style-name="P27"><text:tab/><text:span text:style-name="T17">method: Get</text:span></text:p>
      <text:p text:style-name="P27"><text:s text:c="10"/><text:span text:style-name="T17">Response : long variable</text:span></text:p>
      <text:p text:style-name="P27"/>
      <text:p text:style-name="P27"><text:tab/><text:span text:style-name="T18">type values = interested, expertise, questionasked, answ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2:47:08.529342359</meta:creation-date>
    <dc:date>2018-03-14T10:07:03.985509937</dc:date>
    <meta:editing-duration>PT54M33S</meta:editing-duration>
    <meta:editing-cycles>27</meta:editing-cycles>
    <meta:generator>LibreOffice/4.2.8.2$Linux_X86_64 LibreOffice_project/420m0$Build-2</meta:generator>
    <meta:document-statistic meta:table-count="2" meta:image-count="0" meta:object-count="0" meta:page-count="2" meta:paragraph-count="60" meta:word-count="247" meta:character-count="1724" meta:non-whitespace-character-count="1503"/>
  </office:meta>
</office:document-meta>
</file>